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60000024A2AD29BF3DEFA3F41.png" manifest:media-type="image/png"/>
  <manifest:file-entry manifest:full-path="Pictures/10000000000002060000024A1EA70A1758C75E80.png" manifest:media-type="image/png"/>
  <manifest:file-entry manifest:full-path="Pictures/100000000000017D00000312E621D4124337A898.jpg" manifest:media-type="image/jpeg"/>
  <manifest:file-entry manifest:full-path="Pictures/100000000000024E000001A449833A36AEF782E9.png" manifest:media-type="image/png"/>
  <manifest:file-entry manifest:full-path="Pictures/100000000000024E000001A46D427B5190113CC6.png" manifest:media-type="image/png"/>
  <manifest:file-entry manifest:full-path="Pictures/100000000000024E000001A41CF43D16E0E6F3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8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8cm, 10.477cm, 39.619cm, 5.143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33cm, 0cm, 39.453cm, 14.096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7cm, 10.096cm, 31.829cm, 5.143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6cm, 1.334cm, 31.639cm, 13.715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.334cm, 24.016cm, 14.096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0.097cm, 24.016cm, 4.952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.143cm, 16.773cm, 13.715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0.287cm, 16.773cm, 4.762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0.287cm, 8.959cm, 5.143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.524cm, 8.959cm, 13.906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.334cm, 0.954cm, 14.095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0.287cm, 0.954cm, 4.952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1" style:family="graphic" style:parent-style-name="standard">
      <style:graphic-properties svg:stroke-width="0.159cm" svg:stroke-color="#020efa" draw:marker-start-width="0.437cm" draw:marker-end-width="0.437cm" draw:fill-color="#ffffff" draw:textarea-horizontal-align="justify" draw:textarea-vertical-align="middle" draw:auto-grow-height="false" fo:min-height="1.056cm" fo:min-width="51.6cm" fo:padding-top="0.203cm" fo:padding-bottom="0.203cm" fo:padding-left="0.328cm" fo:padding-right="0.328cm"/>
    </style:style>
    <style:style style:name="gr22" style:family="graphic" style:parent-style-name="standard">
      <style:graphic-properties svg:stroke-width="0.159cm" svg:stroke-color="#020efa" draw:marker-start-width="0.437cm" draw:marker-end-width="0.437cm" draw:fill="solid" draw:fill-color="#020efa" draw:textarea-horizontal-align="justify" draw:textarea-vertical-align="middle" draw:auto-grow-height="false" fo:min-height="0.9cm" fo:min-width="15.844cm" fo:padding-top="0.203cm" fo:padding-bottom="0.203cm" fo:padding-left="0.328cm" fo:padding-right="0.328cm"/>
    </style:style>
    <style:style style:name="gr23" style:family="graphic" style:parent-style-name="standard">
      <style:graphic-properties svg:stroke-width="0.159cm" svg:stroke-color="#ff0000" draw:marker-start-width="0.437cm" draw:marker-end-width="0.437cm" draw:fill-color="#ffffff" draw:textarea-horizontal-align="justify" draw:textarea-vertical-align="middle" draw:auto-grow-height="false" fo:min-height="0.9cm" fo:min-width="51.444cm" fo:padding-top="0.203cm" fo:padding-bottom="0.203cm" fo:padding-left="0.328cm" fo:padding-right="0.328cm"/>
    </style:style>
    <style:style style:name="gr24" style:family="graphic" style:parent-style-name="standard">
      <style:graphic-properties svg:stroke-width="0.159cm" svg:stroke-color="#ff0000" draw:marker-start-width="0.437cm" draw:marker-end-width="0.437cm" draw:fill="solid" draw:fill-color="#ff0000" draw:textarea-horizontal-align="justify" draw:textarea-vertical-align="middle" draw:auto-grow-height="false" fo:min-height="0.9cm" fo:min-width="33.844cm" fo:padding-top="0.203cm" fo:padding-bottom="0.203cm" fo:padding-left="0.328cm" fo:padding-right="0.328cm"/>
    </style:style>
    <style:style style:name="gr25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3.422cm" fo:min-width="0.954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3.422cm" fo:min-width="0.95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3.422cm" fo:min-width="0.955cm"/>
    </style:style>
    <style:style style:name="gr2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826cm)" draw:image-opacity="100%" style:mirror="none"/>
    </style:style>
    <style:style style:name="gr30" style:family="graphic" style:parent-style-name="standard">
      <style:graphic-properties draw:stroke="solid" svg:stroke-width="0.106cm" svg:stroke-color="#020efa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31" style:family="graphic" style:parent-style-name="standard">
      <style:graphic-properties draw:stroke="none" draw:fill="none" draw:auto-grow-height="true" draw:fit-to-size="false" style:shrink-to-fit="false" fo:min-height="1.164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draw:fill="none" draw:auto-grow-height="true" draw:fit-to-size="false" style:shrink-to-fit="false" fo:min-height="1.166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none" draw:fill="none" draw:auto-grow-height="true" draw:fit-to-size="false" style:shrink-to-fit="false" fo:min-height="2.263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draw:fill="none" draw:auto-grow-height="true" draw:fit-to-size="false" style:shrink-to-fit="false" fo:min-height="1.121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106cm" svg:stroke-color="#020efa" draw:marker-end="None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6" style:family="graphic" style:parent-style-name="standard">
      <style:graphic-properties draw:stroke="solid" svg:stroke-width="0.106cm" svg:stroke-color="#020efa" draw:marker-end="None" draw:marker-end-width="0.099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7" style:family="graphic" style:parent-style-name="standard">
      <style:graphic-properties draw:stroke="solid" svg:stroke-width="0.106cm" svg:stroke-color="#020efa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8" style:family="graphic" style:parent-style-name="standard">
      <style:graphic-properties draw:stroke="solid" svg:stroke-width="0.106cm" svg:stroke-color="#020efa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9" style:family="graphic" style:parent-style-name="standard">
      <style:graphic-properties draw:stroke="none" draw:fill="none" draw:auto-grow-height="true" draw:fit-to-size="false" style:shrink-to-fit="false" fo:min-height="2.191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none" draw:fill="none" draw:auto-grow-height="true" draw:fit-to-size="false" style:shrink-to-fit="false" fo:min-height="2.19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124cm" svg:stroke-color="#020efa" draw:marker-start-width="0.226cm" draw:marker-end-width="0.226cm" draw:fill="none" draw:textarea-vertical-align="middle" draw:auto-grow-height="false" draw:auto-grow-width="false" fo:padding-top="0.185cm" fo:padding-bottom="0.185cm" fo:padding-left="0.31cm" fo:padding-right="0.31cm" fo:wrap-option="no-wrap"/>
    </style:style>
    <style:style style:name="gr4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893cm)" draw:image-opacity="100%" style:mirror="none"/>
    </style:style>
    <style:style style:name="gr43" style:family="graphic" style:parent-style-name="standard">
      <style:graphic-properties draw:stroke="none" draw:fill="none" draw:auto-grow-height="true" draw:fit-to-size="false" style:shrink-to-fit="false" fo:min-height="1.196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draw:fill="none" draw:auto-grow-height="true" draw:fit-to-size="false" style:shrink-to-fit="false" fo:min-height="1.151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106cm" svg:stroke-color="#ff0000" draw:marker-start-width="0.198cm" draw:marker-end="" draw:marker-end-width="0.097cm" draw:fill="none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46" style:family="graphic" style:parent-style-name="standard">
      <style:graphic-properties draw:stroke="solid" svg:stroke-width="0.106cm" svg:stroke-color="#ff0000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47" style:family="graphic" style:parent-style-name="standard">
      <style:graphic-properties draw:stroke="solid" svg:stroke-width="0.106cm" svg:stroke-color="#ff0000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48" style:family="graphic" style:parent-style-name="standard">
      <style:graphic-properties draw:stroke="none" draw:fill="none" draw:auto-grow-height="true" draw:fit-to-size="false" style:shrink-to-fit="false" fo:min-height="1.873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106cm" svg:stroke-color="#ff0000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50" style:family="graphic" style:parent-style-name="standard">
      <style:graphic-properties draw:stroke="none" draw:fill="none" draw:auto-grow-height="true" draw:fit-to-size="false" style:shrink-to-fit="false" fo:min-height="2.318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106cm" svg:stroke-color="#ff0000" draw:marker-end="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52" style:family="graphic" style:parent-style-name="standard">
      <style:graphic-properties draw:stroke="none" draw:fill="none" draw:auto-grow-height="true" draw:fit-to-size="false" style:shrink-to-fit="false" fo:min-height="2.245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141cm" svg:stroke-color="#ff0000" draw:marker-start-width="0.252cm" draw:marker-end-width="0.252cm" draw:fill="none" draw:textarea-vertical-align="middle" draw:auto-grow-height="false" draw:auto-grow-width="false" fo:padding-top="0.194cm" fo:padding-bottom="0.194cm" fo:padding-left="0.319cm" fo:padding-right="0.319cm" fo:wrap-option="no-wrap"/>
    </style:style>
    <style:style style:name="gr54" style:family="graphic" style:parent-style-name="standard">
      <style:graphic-properties draw:stroke="none" svg:stroke-color="#000000" draw:fill="gradient" draw:fill-gradient-name="Gradient_20_59" draw:textarea-horizontal-align="justify" draw:textarea-vertical-align="middle" draw:auto-grow-height="false" fo:min-height="0.718cm" fo:min-width="4.926cm"/>
      <style:paragraph-properties style:writing-mode="lr-tb"/>
    </style:style>
    <style:style style:name="gr55" style:family="graphic" style:parent-style-name="standard">
      <style:graphic-properties draw:stroke="none" svg:stroke-color="#000000" draw:fill="gradient" draw:fill-gradient-name="Gradient_20_56" draw:textarea-horizontal-align="justify" draw:textarea-vertical-align="middle" draw:auto-grow-height="false" fo:min-height="0.719cm" fo:min-width="4.926cm"/>
      <style:paragraph-properties style:writing-mode="lr-tb"/>
    </style:style>
    <style:style style:name="gr56" style:family="graphic" style:parent-style-name="standard">
      <style:graphic-properties draw:stroke="none" svg:stroke-color="#000000" draw:fill="gradient" draw:fill-gradient-name="Gradient_20_57" draw:textarea-horizontal-align="justify" draw:textarea-vertical-align="middle" draw:auto-grow-height="false" fo:min-height="0.719cm" fo:min-width="4.92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60" style:family="graphic" style:parent-style-name="standard">
      <style:graphic-properties draw:stroke="none" draw:fill="none" draw:auto-grow-height="true" draw:fit-to-size="false" style:shrink-to-fit="false" fo:min-height="1.45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draw:fill="none" draw:auto-grow-height="true" draw:fit-to-size="false" style:shrink-to-fit="false" fo:min-height="1.85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stroke="solid" svg:stroke-width="0.212cm" svg:stroke-color="#020efa" draw:marker-start-width="0.358cm" draw:marker-end="" draw:marker-end-width="0.27cm" draw:fill="none" draw:textarea-vertical-align="middle" draw:auto-grow-height="false" draw:auto-grow-width="false" fo:padding-top="0.23cm" fo:padding-bottom="0.23cm" fo:padding-left="0.355cm" fo:padding-right="0.355cm" fo:wrap-option="no-wrap"/>
    </style:style>
    <style:style style:name="gr63" style:family="graphic" style:parent-style-name="standard">
      <style:graphic-properties draw:stroke="solid" svg:stroke-width="0.212cm" svg:stroke-color="#ff0000" draw:marker-start-width="0.358cm" draw:marker-end="" draw:marker-end-width="0.27cm" draw:fill="none" draw:textarea-vertical-align="middle" draw:auto-grow-height="false" draw:auto-grow-width="false" fo:padding-top="0.23cm" fo:padding-bottom="0.23cm" fo:padding-left="0.355cm" fo:padding-right="0.355cm" fo:wrap-option="no-wrap"/>
    </style:style>
    <style:style style:name="gr64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020efa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/>
      <style:text-properties fo:color="#000000"/>
    </style:style>
    <style:style style:name="P9" style:family="paragraph">
      <loext:graphic-properties draw:fill="none"/>
      <style:paragraph-properties style:writing-mode="lr-tb"/>
      <style:text-properties fo:color="#000000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="gradient" draw:fill-gradient-name="Gradient_20_59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3" style:family="paragraph">
      <loext:graphic-properties draw:fill="gradient" draw:fill-gradient-name="Gradient_20_56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4" style:family="paragraph">
      <loext:graphic-properties draw:fill="gradient" draw:fill-gradient-name="Gradient_20_57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style:writing-mode="lr-tb"/>
      <style:text-properties fo:color="#000000" fo:font-size="16pt" style:font-size-asian="16pt" style:font-size-complex="16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4" style:family="text">
      <style:text-properties fo:color="#000000" style:text-line-through-style="none" style:text-line-through-type="none" style:font-name="Times New Roman2" fo:font-size="24pt" fo:font-weight="bold" style:font-size-asian="24pt" style:font-size-complex="24pt"/>
    </style:style>
    <style:style style:name="T5" style:family="text">
      <style:text-properties style:text-line-through-style="none" style:text-line-through-type="none" style:font-name="Times New Roman2" fo:font-size="24pt" fo:font-weight="bold" style:font-size-asian="24pt" style:font-size-complex="24pt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text-line-through-style="none" style:text-line-through-type="none" style:font-name="Times New Roman2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969cm" svg:height="15.934cm" svg:x="20.18cm" svg:y="17.707cm">
          <draw:image xlink:href="Pictures/100000000000024E000001A41CF43D16E0E6F307.png" xlink:type="simple" xlink:show="embed" xlink:actuate="onLoad" loext:mime-type="image/png">
            <text:p/>
          </draw:image>
        </draw:frame>
        <draw:line draw:style-name="gr2" draw:text-style-name="P1" draw:layer="layout" svg:x1="9.393cm" svg:y1="21.049cm" svg:x2="9.393cm" svg:y2="31.153cm">
          <text:p/>
        </draw:line>
        <draw:frame draw:style-name="gr1" draw:text-style-name="P1" draw:layer="layout" svg:width="16.969cm" svg:height="15.934cm" svg:x="1.107cm" svg:y="17.807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6.969cm" svg:height="15.934cm" svg:x="39.231cm" svg:y="17.807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3" draw:text-style-name="P2" draw:layer="layout" svg:width="6.992cm" svg:height="1.216cm" draw:transform="rotate (1.5707963267949) translate (19.896cm 26.919cm)">
          <draw:text-box>
            <text:p><text:span text:style-name="T1">% </text:span><text:span text:style-name="T1">of </text:span><text:span text:style-name="T1">Ce</text:span><text:span text:style-name="T1">lls</text:span></text:p>
          </draw:text-box>
        </draw:frame>
        <draw:frame draw:style-name="gr3" draw:text-style-name="P2" draw:layer="layout" svg:width="6.991cm" svg:height="1.216cm" draw:transform="rotate (1.5707963267949) translate (0.766cm 26.82cm)">
          <draw:text-box>
            <text:p><text:span text:style-name="T1">% </text:span><text:span text:style-name="T1">of </text:span><text:span text:style-name="T1">Ce</text:span><text:span text:style-name="T1">lls</text:span></text:p>
          </draw:text-box>
        </draw:frame>
        <draw:frame draw:style-name="gr4" draw:text-style-name="P2" draw:layer="layout" svg:width="6.991cm" svg:height="1.218cm" draw:transform="rotate (1.5707963267949) translate (39.028cm 26.82cm)">
          <draw:text-box>
            <text:p><text:span text:style-name="T1">% </text:span><text:span text:style-name="T1">of </text:span><text:span text:style-name="T1">Ce</text:span><text:span text:style-name="T1">lls</text:span></text:p>
          </draw:text-box>
        </draw:frame>
        <draw:frame draw:style-name="gr5" draw:text-style-name="P3" draw:layer="layout" svg:width="5.104cm" svg:height="1.712cm" svg:x="6.897cm" svg:y="18.669cm">
          <draw:text-box>
            <text:p><text:span text:style-name="T2">G1 </text:span><text:span text:style-name="T2">Phase</text:span></text:p>
          </draw:text-box>
        </draw:frame>
        <draw:frame draw:style-name="gr6" draw:text-style-name="P3" draw:layer="layout" svg:width="5.104cm" svg:height="1.713cm" svg:x="26.789cm" svg:y="18.67cm">
          <draw:text-box>
            <text:p><text:span text:style-name="T2">S Phase</text:span></text:p>
          </draw:text-box>
        </draw:frame>
        <draw:frame draw:style-name="gr6" draw:text-style-name="P3" draw:layer="layout" svg:width="5.107cm" svg:height="1.713cm" svg:x="45.267cm" svg:y="18.671cm">
          <draw:text-box>
            <text:p><text:span text:style-name="T2">G2 </text:span><text:span text:style-name="T2">Phase</text:span></text:p>
          </draw:text-box>
        </draw:frame>
        <draw:frame draw:style-name="gr7" draw:text-style-name="P4" draw:layer="layout" svg:width="6.794cm" svg:height="2.934cm" svg:x="0.6cm" svg:y="17.3cm">
          <draw:text-box>
            <text:p><text:span text:style-name="T3"><text:s/></text:span><text:span text:style-name="T3">(A)</text:span></text:p>
          </draw:text-box>
        </draw:frame>
        <draw:frame draw:style-name="gr8" draw:text-style-name="P1" draw:layer="layout" svg:width="8.428cm" svg:height="6.913cm" svg:x="0.5cm" svg:y="49.38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" draw:text-style-name="P1" draw:layer="layout" svg:width="9.927cm" svg:height="7.276cm" svg:x="0.6cm" svg:y="61.0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" draw:text-style-name="P1" draw:layer="layout" svg:width="8.801cm" svg:height="7.275cm" svg:x="9.305cm" svg:y="49.2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1" draw:text-style-name="P1" draw:layer="layout" svg:width="8.99cm" svg:height="7.458cm" svg:x="9.029cm" svg:y="61.0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2" draw:text-style-name="P1" draw:layer="layout" svg:width="8.617cm" svg:height="7.458cm" svg:x="18.207cm" svg:y="61.022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3" draw:text-style-name="P1" draw:layer="layout" svg:width="8.99cm" svg:height="7.458cm" svg:x="17.92cm" svg:y="49.29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4" draw:text-style-name="P1" draw:layer="layout" svg:width="9.177cm" svg:height="6.912cm" svg:x="26.825cm" svg:y="61.204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5" draw:text-style-name="P1" draw:layer="layout" svg:width="8.988cm" svg:height="6.911cm" svg:x="26.724cm" svg:y="49.4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6" draw:text-style-name="P1" draw:layer="layout" svg:width="8.615cm" svg:height="7.094cm" svg:x="36.088cm" svg:y="49.4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7" draw:text-style-name="P1" draw:layer="layout" svg:width="8.614cm" svg:height="7.094cm" svg:x="36.003cm" svg:y="61.29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8" draw:text-style-name="P1" draw:layer="layout" svg:width="8.606cm" svg:height="7.674cm" svg:x="45.194cm" svg:y="61.12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9" draw:text-style-name="P1" draw:layer="layout" svg:width="8.755cm" svg:height="7.64cm" svg:x="44.898cm" svg:y="49.295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20" draw:text-style-name="P4" draw:layer="layout" svg:width="6.25cm" svg:height="2.046cm" svg:x="52.8cm" svg:y="52.5cm">
          <draw:text-box>
            <text:p><text:span text:style-name="T3"><text:s/></text:span><text:span text:style-name="T3">(D)</text:span></text:p>
          </draw:text-box>
        </draw:frame>
        <draw:frame draw:style-name="gr20" draw:text-style-name="P4" draw:layer="layout" svg:width="6.25cm" svg:height="2.046cm" svg:x="52.95cm" svg:y="64.346cm">
          <draw:text-box>
            <text:p><text:span text:style-name="T3"><text:s/></text:span><text:span text:style-name="T3">(E)</text:span></text:p>
          </draw:text-box>
        </draw:frame>
        <draw:custom-shape draw:style-name="gr21" draw:text-style-name="P5" draw:layer="layout" svg:width="52.1cm" svg:height="1.306cm" svg:x="1.001cm" svg:y="56.49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6.5cm" svg:height="1.306cm" svg:x="36.601cm" svg:y="56.4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2.1cm" svg:height="1.306cm" svg:x="1.101cm" svg:y="68.5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4.5cm" svg:height="1.306cm" svg:x="18.701cm" svg:y="68.594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43.441cm" svg:y1="63.762cm" svg:x2="41.409cm" svg:y2="63cm">
          <text:p/>
        </draw:line>
        <draw:line draw:style-name="gr25" draw:text-style-name="P1" draw:layer="layout" svg:x1="42.933cm" svg:y1="65.54cm" svg:x2="40.901cm" svg:y2="66.556cm">
          <text:p/>
        </draw:line>
        <draw:line draw:style-name="gr25" draw:text-style-name="P1" draw:layer="layout" svg:x1="50.493cm" svg:y1="51.063cm" svg:x2="49.801cm" svg:y2="53cm">
          <text:p/>
        </draw:line>
        <draw:custom-shape draw:style-name="gr26" draw:text-style-name="P5" draw:layer="layout" svg:width="1.454cm" svg:height="3.672cm" svg:x="16.488cm" svg:y="29.6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453cm" svg:height="3.672cm" svg:x="35.488cm" svg:y="29.92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455cm" svg:height="3.672cm" svg:x="54.642cm" svg:y="29.438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15.682cm" svg:height="18.88cm" draw:transform="rotate (1.56346594393652) translate (6.007cm 47.228cm)">
          <draw:image xlink:href="Pictures/10000000000002060000024A1EA70A1758C75E80.png" xlink:type="simple" xlink:show="embed" xlink:actuate="onLoad" loext:mime-type="image/png">
            <text:p/>
          </draw:image>
        </draw:frame>
        <draw:circle draw:style-name="gr30" draw:text-style-name="P8" draw:layer="layout" svg:width="8.43cm" svg:height="8.429cm" svg:x="11.255cm" svg:y="35.677cm">
          <text:p/>
        </draw:circle>
        <draw:frame draw:style-name="gr31" draw:text-style-name="P9" draw:layer="layout" svg:width="4.368cm" svg:height="1.414cm" svg:x="14.467cm" svg:y="36.199cm">
          <draw:text-box>
            <text:p><text:span text:style-name="T4">ZT0</text:span></text:p>
          </draw:text-box>
        </draw:frame>
        <draw:frame draw:style-name="gr32" draw:text-style-name="P9" draw:layer="layout" svg:width="4.315cm" svg:height="1.416cm" svg:x="14.165cm" svg:y="42.39cm">
          <draw:text-box>
            <text:p><text:span text:style-name="T4">ZT12</text:span></text:p>
          </draw:text-box>
        </draw:frame>
        <draw:frame draw:style-name="gr33" draw:text-style-name="P9" draw:layer="layout" svg:width="2.781cm" svg:height="2.513cm" svg:x="12.389cm" svg:y="38.082cm">
          <draw:text-box>
            <text:p><text:span text:style-name="T4">ZT20</text:span></text:p>
          </draw:text-box>
        </draw:frame>
        <draw:frame draw:style-name="gr34" draw:text-style-name="P9" draw:layer="layout" svg:width="4.316cm" svg:height="1.371cm" svg:x="12.389cm" svg:y="40.595cm">
          <draw:text-box>
            <text:p><text:span text:style-name="T4">ZT16</text:span></text:p>
          </draw:text-box>
        </draw:frame>
        <draw:line draw:style-name="gr35" draw:text-style-name="P8" draw:layer="layout" svg:x1="15.35cm" svg:y1="36.121cm" svg:x2="15.35cm" svg:y2="35.075cm">
          <text:p/>
        </draw:line>
        <draw:line draw:style-name="gr36" draw:text-style-name="P8" draw:layer="layout" svg:x1="18.681cm" svg:y1="41.719cm" svg:x2="19.664cm" svg:y2="42.281cm">
          <text:p/>
        </draw:line>
        <draw:line draw:style-name="gr37" draw:text-style-name="P8" draw:layer="layout" svg:x1="18.681cm" svg:y1="38.187cm" svg:x2="19.705cm" svg:y2="37.712cm">
          <text:p/>
        </draw:line>
        <draw:line draw:style-name="gr37" draw:text-style-name="P8" draw:layer="layout" svg:x1="12.259cm" svg:y1="38.187cm" svg:x2="11.356cm" svg:y2="37.685cm">
          <text:p/>
        </draw:line>
        <draw:line draw:style-name="gr37" draw:text-style-name="P8" draw:layer="layout" svg:x1="11.556cm" svg:y1="42.3cm" svg:x2="12.238cm" svg:y2="41.889cm">
          <text:p/>
        </draw:line>
        <draw:line draw:style-name="gr38" draw:text-style-name="P8" draw:layer="layout" svg:x1="15.64cm" svg:y1="44.579cm" svg:x2="15.64cm" svg:y2="43.555cm">
          <text:p/>
        </draw:line>
        <draw:frame draw:style-name="gr39" draw:text-style-name="P9" draw:layer="layout" svg:width="2.158cm" svg:height="2.441cm" svg:x="16.522cm" svg:y="37.985cm">
          <draw:text-box>
            <text:p><text:span text:style-name="T4">ZT4</text:span></text:p>
          </draw:text-box>
        </draw:frame>
        <draw:frame draw:style-name="gr40" draw:text-style-name="P9" draw:layer="layout" svg:width="2.093cm" svg:height="2.442cm" svg:x="16.79cm" svg:y="40.695cm">
          <draw:text-box>
            <text:p><text:span text:style-name="T4">ZT8</text:span></text:p>
          </draw:text-box>
        </draw:frame>
        <draw:ellipse draw:style-name="gr41" draw:text-style-name="P8" draw:layer="layout" svg:width="9.373cm" svg:height="9.353cm" svg:x="10.804cm" svg:y="35.249cm">
          <text:p/>
        </draw:ellipse>
        <draw:frame draw:style-name="gr20" draw:text-style-name="P4" draw:layer="layout" svg:width="6.25cm" svg:height="2.046cm" svg:x="3.8cm" svg:y="32.544cm">
          <draw:text-box>
            <text:p><text:span text:style-name="T3"><text:s/></text:span><text:span text:style-name="T3">(B)</text:span></text:p>
          </draw:text-box>
        </draw:frame>
        <draw:frame draw:style-name="gr42" draw:text-style-name="P1" draw:layer="layout" svg:width="15.603cm" svg:height="18.882cm" draw:transform="rotate (1.5709708597201) translate (31.318cm 47.315cm)">
          <draw:image xlink:href="Pictures/10000000000002060000024A2AD29BF3DEFA3F41.png" xlink:type="simple" xlink:show="embed" xlink:actuate="onLoad" loext:mime-type="image/png">
            <text:p/>
          </draw:image>
        </draw:frame>
        <draw:frame draw:style-name="gr43" draw:text-style-name="P10" draw:layer="layout" svg:width="4.498cm" svg:height="1.446cm" svg:x="39.442cm" svg:y="42.517cm">
          <draw:text-box>
            <text:p><text:span text:style-name="T5">ZT12</text:span></text:p>
          </draw:text-box>
        </draw:frame>
        <draw:frame draw:style-name="gr44" draw:text-style-name="P10" draw:layer="layout" svg:width="4.499cm" svg:height="1.401cm" svg:x="37.591cm" svg:y="40.681cm">
          <draw:text-box>
            <text:p><text:span text:style-name="T5">ZT16</text:span></text:p>
          </draw:text-box>
        </draw:frame>
        <draw:line draw:style-name="gr45" draw:text-style-name="P11" draw:layer="layout" svg:x1="43.8cm" svg:y1="41.9cm" svg:x2="44.855cm" svg:y2="42.404cm">
          <text:p/>
        </draw:line>
        <draw:line draw:style-name="gr46" draw:text-style-name="P11" draw:layer="layout" svg:x1="36.829cm" svg:y1="42.116cm" svg:x2="37.54cm" svg:y2="41.696cm">
          <text:p/>
        </draw:line>
        <draw:line draw:style-name="gr47" draw:text-style-name="P11" draw:layer="layout" svg:x1="40.678cm" svg:y1="44.578cm" svg:x2="40.678cm" svg:y2="43.706cm">
          <text:p/>
        </draw:line>
        <draw:frame draw:style-name="gr48" draw:text-style-name="P10" draw:layer="layout" svg:width="2.562cm" svg:height="2.123cm" svg:x="42.178cm" svg:y="40.76cm">
          <draw:text-box>
            <text:p><text:span text:style-name="T5">ZT8</text:span></text:p>
          </draw:text-box>
        </draw:frame>
        <draw:ellipse draw:style-name="gr49" draw:text-style-name="P11" draw:layer="layout" svg:width="9.34cm" svg:height="9.309cm" svg:x="36.06cm" svg:y="35.369cm">
          <text:p/>
        </draw:ellipse>
        <draw:frame draw:style-name="gr43" draw:text-style-name="P9" draw:layer="layout" svg:width="4.553cm" svg:height="1.446cm" svg:x="39.757cm" svg:y="36.317cm">
          <draw:text-box>
            <text:p><text:span text:style-name="T4">ZT0</text:span></text:p>
          </draw:text-box>
        </draw:frame>
        <draw:frame draw:style-name="gr50" draw:text-style-name="P9" draw:layer="layout" svg:width="2.897cm" svg:height="2.568cm" svg:x="37.591cm" svg:y="38.038cm">
          <draw:text-box>
            <text:p><text:span text:style-name="T4">ZT20</text:span></text:p>
          </draw:text-box>
        </draw:frame>
        <draw:line draw:style-name="gr51" draw:text-style-name="P8" draw:layer="layout" svg:x1="40.678cm" svg:y1="36.317cm" svg:x2="40.678cm" svg:y2="35.469cm">
          <text:p/>
        </draw:line>
        <draw:line draw:style-name="gr46" draw:text-style-name="P8" draw:layer="layout" svg:x1="43.94cm" svg:y1="38.3cm" svg:x2="45.063cm" svg:y2="37.659cm">
          <text:p/>
        </draw:line>
        <draw:line draw:style-name="gr46" draw:text-style-name="P8" draw:layer="layout" svg:x1="37.456cm" svg:y1="38.145cm" svg:x2="36.934cm" svg:y2="37.954cm">
          <text:p/>
        </draw:line>
        <draw:frame draw:style-name="gr52" draw:text-style-name="P9" draw:layer="layout" svg:width="2.249cm" svg:height="2.495cm" svg:x="41.891cm" svg:y="38.039cm">
          <draw:text-box>
            <text:p><text:span text:style-name="T4">ZT4</text:span></text:p>
          </draw:text-box>
        </draw:frame>
        <draw:frame draw:style-name="gr20" draw:text-style-name="P4" draw:layer="layout" svg:width="6.25cm" svg:height="2.046cm" svg:x="32cm" svg:y="32.198cm">
          <draw:text-box>
            <text:p><text:span text:style-name="T3"><text:s/></text:span><text:span text:style-name="T3">(C)</text:span></text:p>
          </draw:text-box>
        </draw:frame>
        <draw:ellipse draw:style-name="gr53" draw:text-style-name="P8" draw:layer="layout" svg:width="8.14cm" svg:height="8.15cm" svg:x="36.6cm" svg:y="35.978cm">
          <text:p/>
        </draw:ellipse>
        <draw:custom-shape draw:style-name="gr54" draw:text-style-name="P12" draw:layer="layout" svg:width="5.426cm" svg:height="0.968cm" svg:x="24.066cm" svg:y="3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3" draw:layer="layout" svg:width="5.426cm" svg:height="0.969cm" svg:x="24.066cm" svg:y="35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4" draw:layer="layout" svg:width="5.426cm" svg:height="0.969cm" svg:x="24.066cm" svg:y="3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5" draw:layer="layout" svg:width="6.2cm" svg:height="1.189cm" svg:x="24.26cm" svg:y="31.502cm">
          <draw:text-box>
            <text:p><text:span text:style-name="T6">Number of cells</text:span></text:p>
          </draw:text-box>
        </draw:frame>
        <draw:frame draw:style-name="gr58" draw:text-style-name="P15" draw:layer="layout" svg:width="7.167cm" svg:height="2.09cm" svg:x="23.486cm" svg:y="36.154cm">
          <draw:text-box>
            <text:p><text:span text:style-name="T6">Low <text:s text:c="19"/>High</text:span></text:p>
          </draw:text-box>
        </draw:frame>
        <draw:frame draw:style-name="gr59" draw:text-style-name="P15" draw:layer="layout" svg:width="1.654cm" svg:height="1.6cm" svg:x="29.746cm" svg:y="33cm">
          <draw:text-box>
            <text:p><text:span text:style-name="T6">G1 <text:s/></text:span></text:p>
          </draw:text-box>
        </draw:frame>
        <draw:frame draw:style-name="gr59" draw:text-style-name="P15" draw:layer="layout" svg:width="1.654cm" svg:height="1.6cm" svg:x="29.746cm" svg:y="34.1cm">
          <draw:text-box>
            <text:p><text:span text:style-name="T6">S <text:s/></text:span></text:p>
          </draw:text-box>
        </draw:frame>
        <draw:frame draw:style-name="gr59" draw:text-style-name="P15" draw:layer="layout" svg:width="1.654cm" svg:height="1.6cm" svg:x="29.746cm" svg:y="35.152cm">
          <draw:text-box>
            <text:p><text:span text:style-name="T6">G2 </text:span></text:p>
          </draw:text-box>
        </draw:frame>
        <draw:frame draw:style-name="gr31" draw:text-style-name="P16" draw:layer="layout" svg:width="4.368cm" svg:height="1.5cm" svg:x="0cm" svg:y="58.7cm">
          <draw:text-box>
            <text:p><text:span text:style-name="T7">ZT0</text:span></text:p>
          </draw:text-box>
        </draw:frame>
        <draw:frame draw:style-name="gr31" draw:text-style-name="P16" draw:layer="layout" svg:width="4.368cm" svg:height="1.5cm" svg:x="8.6cm" svg:y="58.6cm">
          <draw:text-box>
            <text:p><text:span text:style-name="T7">ZT4</text:span></text:p>
          </draw:text-box>
        </draw:frame>
        <draw:frame draw:style-name="gr31" draw:text-style-name="P16" draw:layer="layout" svg:width="4.368cm" svg:height="1.5cm" svg:x="17.432cm" svg:y="58.6cm">
          <draw:text-box>
            <text:p><text:span text:style-name="T7">ZT8</text:span></text:p>
          </draw:text-box>
        </draw:frame>
        <draw:frame draw:style-name="gr60" draw:text-style-name="P16" draw:layer="layout" svg:width="4.368cm" svg:height="1.7cm" svg:x="26.232cm" svg:y="58.6cm">
          <draw:text-box>
            <text:p><text:span text:style-name="T7">ZT12</text:span></text:p>
          </draw:text-box>
        </draw:frame>
        <draw:frame draw:style-name="gr61" draw:text-style-name="P16" draw:layer="layout" svg:width="4.368cm" svg:height="2.1cm" svg:x="35.432cm" svg:y="58.5cm">
          <draw:text-box>
            <text:p><text:span text:style-name="T7">ZT16</text:span></text:p>
          </draw:text-box>
        </draw:frame>
        <draw:line draw:style-name="gr62" draw:text-style-name="P8" draw:layer="layout" svg:x1="1cm" svg:y1="58.5cm" svg:x2="1cm" svg:y2="56.494cm">
          <text:p/>
        </draw:line>
        <draw:line draw:style-name="gr62" draw:text-style-name="P8" draw:layer="layout" svg:x1="9.7cm" svg:y1="58.5cm" svg:x2="9.7cm" svg:y2="56.494cm">
          <text:p/>
        </draw:line>
        <draw:line draw:style-name="gr62" draw:text-style-name="P8" draw:layer="layout" svg:x1="18.6cm" svg:y1="58.5cm" svg:x2="18.6cm" svg:y2="56.494cm">
          <text:p/>
        </draw:line>
        <draw:line draw:style-name="gr62" draw:text-style-name="P8" draw:layer="layout" svg:x1="27.5cm" svg:y1="58.5cm" svg:x2="27.5cm" svg:y2="56.494cm">
          <text:p/>
        </draw:line>
        <draw:line draw:style-name="gr62" draw:text-style-name="P8" draw:layer="layout" svg:x1="36.6cm" svg:y1="58.5cm" svg:x2="36.6cm" svg:y2="56.494cm">
          <text:p/>
        </draw:line>
        <draw:line draw:style-name="gr62" draw:text-style-name="P8" draw:layer="layout" svg:x1="45.6cm" svg:y1="58.5cm" svg:x2="45.6cm" svg:y2="56.494cm">
          <text:p/>
        </draw:line>
        <draw:frame draw:style-name="gr61" draw:text-style-name="P16" draw:layer="layout" svg:width="4.368cm" svg:height="2.1cm" svg:x="44.332cm" svg:y="58.5cm">
          <draw:text-box>
            <text:p><text:span text:style-name="T7">ZT20</text:span></text:p>
          </draw:text-box>
        </draw:frame>
        <draw:frame draw:style-name="gr31" draw:text-style-name="P16" draw:layer="layout" svg:width="4.368cm" svg:height="1.5cm" svg:x="52.1cm" svg:y="58.647cm">
          <draw:text-box>
            <text:p><text:span text:style-name="T7">ZT0</text:span></text:p>
          </draw:text-box>
        </draw:frame>
        <draw:line draw:style-name="gr62" draw:text-style-name="P8" draw:layer="layout" svg:x1="53.1cm" svg:y1="58.447cm" svg:x2="53.1cm" svg:y2="56.441cm">
          <text:p/>
        </draw:line>
        <draw:frame draw:style-name="gr31" draw:text-style-name="P16" draw:layer="layout" svg:width="4.368cm" svg:height="1.5cm" svg:x="0.1cm" svg:y="70.748cm">
          <draw:text-box>
            <text:p><text:span text:style-name="T7">ZT0</text:span></text:p>
          </draw:text-box>
        </draw:frame>
        <draw:frame draw:style-name="gr31" draw:text-style-name="P16" draw:layer="layout" svg:width="4.368cm" svg:height="1.5cm" svg:x="8.7cm" svg:y="70.648cm">
          <draw:text-box>
            <text:p><text:span text:style-name="T7">ZT4</text:span></text:p>
          </draw:text-box>
        </draw:frame>
        <draw:frame draw:style-name="gr31" draw:text-style-name="P16" draw:layer="layout" svg:width="4.368cm" svg:height="1.5cm" svg:x="17.532cm" svg:y="70.648cm">
          <draw:text-box>
            <text:p><text:span text:style-name="T7">ZT8</text:span></text:p>
          </draw:text-box>
        </draw:frame>
        <draw:frame draw:style-name="gr60" draw:text-style-name="P16" draw:layer="layout" svg:width="4.368cm" svg:height="1.7cm" svg:x="26.332cm" svg:y="70.648cm">
          <draw:text-box>
            <text:p><text:span text:style-name="T7">ZT12</text:span></text:p>
          </draw:text-box>
        </draw:frame>
        <draw:frame draw:style-name="gr61" draw:text-style-name="P16" draw:layer="layout" svg:width="4.368cm" svg:height="2.1cm" svg:x="35.532cm" svg:y="70.548cm">
          <draw:text-box>
            <text:p><text:span text:style-name="T7">ZT16</text:span></text:p>
          </draw:text-box>
        </draw:frame>
        <draw:line draw:style-name="gr63" draw:text-style-name="P8" draw:layer="layout" svg:x1="1.1cm" svg:y1="70.548cm" svg:x2="1.1cm" svg:y2="68.542cm">
          <text:p/>
        </draw:line>
        <draw:line draw:style-name="gr63" draw:text-style-name="P8" draw:layer="layout" svg:x1="9.8cm" svg:y1="70.548cm" svg:x2="9.8cm" svg:y2="68.542cm">
          <text:p/>
        </draw:line>
        <draw:line draw:style-name="gr63" draw:text-style-name="P8" draw:layer="layout" svg:x1="18.7cm" svg:y1="70.548cm" svg:x2="18.7cm" svg:y2="68.542cm">
          <text:p/>
        </draw:line>
        <draw:line draw:style-name="gr63" draw:text-style-name="P8" draw:layer="layout" svg:x1="27.6cm" svg:y1="70.548cm" svg:x2="27.6cm" svg:y2="68.542cm">
          <text:p/>
        </draw:line>
        <draw:line draw:style-name="gr63" draw:text-style-name="P8" draw:layer="layout" svg:x1="36.7cm" svg:y1="70.548cm" svg:x2="36.7cm" svg:y2="68.542cm">
          <text:p/>
        </draw:line>
        <draw:line draw:style-name="gr63" draw:text-style-name="P8" draw:layer="layout" svg:x1="45.7cm" svg:y1="70.548cm" svg:x2="45.7cm" svg:y2="68.542cm">
          <text:p/>
        </draw:line>
        <draw:frame draw:style-name="gr61" draw:text-style-name="P16" draw:layer="layout" svg:width="4.368cm" svg:height="2.1cm" svg:x="44.432cm" svg:y="70.548cm">
          <draw:text-box>
            <text:p><text:span text:style-name="T7">ZT20</text:span></text:p>
          </draw:text-box>
        </draw:frame>
        <draw:frame draw:style-name="gr31" draw:text-style-name="P16" draw:layer="layout" svg:width="4.368cm" svg:height="1.5cm" svg:x="52.2cm" svg:y="70.695cm">
          <draw:text-box>
            <text:p><text:span text:style-name="T7">ZT0</text:span></text:p>
          </draw:text-box>
        </draw:frame>
        <draw:line draw:style-name="gr63" draw:text-style-name="P8" draw:layer="layout" svg:x1="53.2cm" svg:y1="70.495cm" svg:x2="53.2cm" svg:y2="68.489cm">
          <text:p/>
        </draw:line>
        <presentation:notes draw:style-name="dp2">
          <draw:page-thumbnail draw:style-name="gr64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56" draw:display-name="Gradient 56" draw:style="linear" draw:start-color="#000000" draw:end-color="#ff860d" draw:start-intensity="100%" draw:end-intensity="100%" draw:angle="750" draw:border="0%"/>
    <draw:gradient draw:name="Gradient_20_57" draw:display-name="Gradient 57" draw:style="linear" draw:start-color="#000000" draw:end-color="#e452fb" draw:start-intensity="100%" draw:end-intensity="100%" draw:angle="750" draw:border="0%"/>
    <draw:gradient draw:name="Gradient_20_59" draw:display-name="Gradient 59" draw:style="linear" draw:start-color="#1c1c1c" draw:end-color="#ffff00" draw:start-intensity="100%" draw:end-intensity="100%" draw:angle="7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None" svg:viewBox="0 0 1122 2243" svg:d="M0 2108v17 17l12 42 30 34 38 21 43 4 29-8 30-21 25-26 13-34 343-1532 339 1520 13 42 29 34 39 21 42 4 42-12 34-30 21-42v-39-12l-4 4-440-1998-9-42-25-39-38-25-43-8-42 8-38 25-26 39-8 42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5</meta:editing-cycles>
    <meta:editing-duration>PT55M59S</meta:editing-duration>
    <dc:date>2023-05-23T18:35:13.611083927</dc:date>
    <meta:document-statistic meta:object-count="123"/>
  </office:meta>
</office:document-meta>
</file>